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6f15" officeooo:paragraph-rsid="00136f15"/>
    </style:style>
    <style:style style:name="P2" style:family="paragraph" style:parent-style-name="Standard">
      <style:text-properties officeooo:rsid="001227c2" officeooo:paragraph-rsid="0015e0ad"/>
    </style:style>
    <style:style style:name="P3" style:family="paragraph" style:parent-style-name="Standard">
      <style:text-properties officeooo:rsid="00144323" officeooo:paragraph-rsid="00144323"/>
    </style:style>
    <style:style style:name="P4" style:family="paragraph" style:parent-style-name="Standard">
      <style:text-properties officeooo:rsid="0015e0ad" officeooo:paragraph-rsid="0015e0ad"/>
    </style:style>
    <style:style style:name="P5" style:family="paragraph" style:parent-style-name="Standard" style:list-style-name="L2">
      <style:text-properties officeooo:rsid="0015e0ad" officeooo:paragraph-rsid="0015e0ad"/>
    </style:style>
    <style:style style:name="P6" style:family="paragraph" style:parent-style-name="Standard">
      <style:text-properties officeooo:paragraph-rsid="0015e0ad"/>
    </style:style>
    <style:style style:name="P7" style:family="paragraph" style:parent-style-name="Standard" style:list-style-name="L2">
      <style:text-properties officeooo:paragraph-rsid="0015e0ad"/>
    </style:style>
    <style:style style:name="P8" style:family="paragraph" style:parent-style-name="Standard">
      <style:text-properties officeooo:rsid="001750fc" officeooo:paragraph-rsid="001750fc"/>
    </style:style>
    <style:style style:name="P9" style:family="paragraph" style:parent-style-name="Standard">
      <style:text-properties officeooo:rsid="001772c1" officeooo:paragraph-rsid="001772c1"/>
    </style:style>
    <style:style style:name="T1" style:family="text">
      <style:text-properties officeooo:rsid="0015e0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is my TODO document, a map to landing my first job :)</text:p>
      <text:p text:style-name="P3"/>
      <text:p text:style-name="P3">I should finish the projects that I already have in my git repository. </text:p>
      <text:p text:style-name="P3"><text:tab/>1. Finish flight delay tracker</text:p>
      <text:p text:style-name="P3"><text:tab/>2. Finish Java plant tracker app</text:p>
      <text:p text:style-name="P3"/>
      <text:p text:style-name="P6"><text:span text:style-name="T1">General Tips:</text:span></text:p>
      <text:list text:style-name="L2">
        <text:list-item>
          <text:p text:style-name="P7">Keep on working on personal projects and publish them to GitHub</text:p>
        </text:list-item>
        <text:list-item>
          <text:p text:style-name="P5">Work through Leet code problems </text:p>
        </text:list-item>
        <text:list-item>
          <text:p text:style-name="P5">Continue to document what you learned in the learning folder </text:p>
        </text:list-item>
      </text:list>
      <text:p text:style-name="P4"/>
      <text:p text:style-name="P8">Motivation:</text:p>
      <text:p text:style-name="P8">You got this! Keep on working, even if it’s not going to be uber productive, keep at it and you’ll see some progress of some kind. </text:p>
      <text:p text:style-name="P8">Don’t worry about AI, the masters will never be replaces.</text:p>
      <text:p text:style-name="P2"/>
      <text:p text:style-name="P9">Algorithms and Data Structures:</text:p>
      <text:p text:style-name="P1">Practice Implementing the following algorithms in Python:</text:p>
      <text:p text:style-name="P1"><text:tab/>Breadth First Search</text:p>
      <text:p text:style-name="P1"><text:tab/>Depth First Search</text:p>
      <text:p text:style-name="P1"><text:tab/>Binary Search</text:p>
      <text:p text:style-name="P1"><text:tab/>Merge Sort</text:p>
      <text:p text:style-name="P1"><text:tab/>Quick Sort</text:p>
      <text:p text:style-name="P1"><text:tab/>Tree Insert / Find / e.t.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e0a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6:18:00.701931672</meta:creation-date>
    <dc:date>2023-05-12T11:10:33.421444783</dc:date>
    <meta:editing-duration>PT6M13S</meta:editing-duration>
    <meta:editing-cycles>7</meta:editing-cycles>
    <meta:generator>LibreOffice/7.5.2.2$Linux_X86_64 LibreOffice_project/50$Build-2</meta:generator>
    <meta:document-statistic meta:table-count="0" meta:image-count="0" meta:object-count="0" meta:page-count="1" meta:paragraph-count="19" meta:word-count="134" meta:character-count="755" meta:non-whitespace-character-count="631"/>
  </office:meta>
</office:document-meta>
</file>